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amp;apos;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padding-top="36pt" fo:border-top="0.5pt solid #ffffff"/>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paragraph-properties style:vertical-align="top" fo:text-indent="0pt" fo:margin-left="0pt" fo:padding-right="2pt" fo:border-right="0.5pt solid #ffffff" fo:float="left"/>
      <style:text-properties fo:font-family="Times New Roman" style:font-name-complex="Times New Roman" fo:font-size="24pt" style:font-size-complex="24pt" fo:font-weight="700" style:font-weight-complex="700" fo:language="none" fo:country="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lef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padding-right="2pt" fo:border-right="0.5pt solid #ffffff" fo:float="left"/>
      <style:text-properties fo:font-family="Times New Roman" style:font-name-complex="Times New Roman" fo:font-size="20pt" style:font-size-complex="20pt" fo:font-weight="700" style:font-weight-complex="700"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top="0.5pt solid #ffffff" fo:padding-right="2pt" fo:border-right="0.5pt solid #ffffff" fo:padding-bottom="2pt" fo:border-bottom="0.5pt solid #ffffff" fo:padding-left="2pt" fo:border-left="0.5pt solid #ffffff"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lef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top="0.5pt solid #ffffff" fo:padding-right="2pt" fo:border-right="0.5pt solid #ffffff" fo:padding-bottom="2pt" fo:border-bottom="0.5pt solid #ffffff" fo:padding-left="2pt" fo:border-left="0.5pt solid #ffffff"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padding-top="0pt" fo:border-top="0.5pt solid #ffffff"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padding-top="36pt" fo:border-top="0.5pt solid #ffffff"/>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top="0.5pt solid #ffffff" fo:padding-bottom="21pt" fo:border-bottom="0.5pt solid #ffffff"/>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padding-top="0pt" fo:border-top="0.5pt solid #ffffff"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left="0.5pt solid #ffffff"/>
    </style:style>
    <style:style style:name="REVERSESOLIDUSCitationLine2" style:family="paragraph" style:parent-style-name="none">
      <style:paragraph-properties fo:text-align="left" fo:margin-left="24pt" fo:text-indent="-6pt" fo:padding-left="0pt" fo:border-left="0.5pt solid #ffffff"/>
    </style:style>
    <style:style style:name="Line2" style:family="paragraph" style:parent-style-name="none">
      <style:paragraph-properties fo:text-align="left" fo:margin-left="24pt" fo:text-indent="-6pt" fo:padding-left="0pt" fo:border-left="0.5pt solid #ffffff"/>
    </style:style>
    <style:style style:name="REVERSESOLIDUSCitationLine3" style:family="paragraph" style:parent-style-name="none">
      <style:paragraph-properties fo:text-align="left" fo:margin-left="24pt" fo:text-indent="0pt" fo:padding-left="0pt" fo:border-left="0.5pt solid #ffffff"/>
    </style:style>
    <style:style style:name="Line3" style:family="paragraph" style:parent-style-name="none">
      <style:paragraph-properties fo:text-align="left" fo:margin-left="24pt" fo:text-indent="0pt" fo:padding-left="0pt" fo:border-lef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5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right"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0T17:41:22</meta:creation-date>
    <dc:creator>Yesu</dc:creator>
    <dc:date>2011-02-10T17:41:22</dc:date>
    <meta:editing-cycles>1</meta:editing-cycles>
    <meta:editing-duration>PT2M27S</meta:editing-duration>
    <meta:AssemblyVersion Assembly-Version="OpenOfficeConvert 0.6.15.547"/>
    <meta:Created-By Created-By="ReSharper 5.1.3000.12"/>
    <meta:user-defined meta:name="Assembly-Version">OpenOfficeConvert 0.6.15.547</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